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219">
            <text:p>AAR-4219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7850.0">
            <text:p>7850.0</text:p>
          </table:table-cell>
          <table:table-cell office:value-type="float" office:value="70.0">
            <text:p>70.0</text:p>
          </table:table-cell>
          <table:table-cell office:value-type="string" office:value="Salix leaf fragments">
            <text:p>Salix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218">
            <text:p>AAR-4218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9420.0">
            <text:p>9420.0</text:p>
          </table:table-cell>
          <table:table-cell office:value-type="float" office:value="65.0">
            <text:p>65.0</text:p>
          </table:table-cell>
          <table:table-cell office:value-type="string" office:value="Salix herbacea twig">
            <text:p>Salix herbacea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5">
            <text:p>AAR-4045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8305.0">
            <text:p>8305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8">
            <text:p>AAR-4048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510.0">
            <text:p>751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7">
            <text:p>AAR-4047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320.0">
            <text:p>732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3364">
            <text:p>AAR-3364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6030.0">
            <text:p>6030.0</text:p>
          </table:table-cell>
          <table:table-cell office:value-type="float" office:value="55.0">
            <text:p>55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6">
            <text:p>AAR-4046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920.0">
            <text:p>7920.0</text:p>
          </table:table-cell>
          <table:table-cell office:value-type="float" office:value="55.0">
            <text:p>55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4">
            <text:p>AAR-4044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6400.0">
            <text:p>6400.0</text:p>
          </table:table-cell>
          <table:table-cell office:value-type="float" office:value="55.0">
            <text:p>55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3563">
            <text:p>AAR-3563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8210.0">
            <text:p>8210.0</text:p>
          </table:table-cell>
          <table:table-cell office:value-type="float" office:value="75.0">
            <text:p>75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